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b8c" officeooo:paragraph-rsid="00159b8c"/>
    </style:style>
    <style:style style:name="P2" style:family="paragraph" style:parent-style-name="Standard">
      <style:text-properties fo:font-weight="bold" officeooo:rsid="00159b8c" officeooo:paragraph-rsid="0017f9f3" style:font-weight-asian="bold" style:font-weight-complex="bold"/>
    </style:style>
    <style:style style:name="P3" style:family="paragraph" style:parent-style-name="Standard">
      <style:text-properties officeooo:rsid="001641f9" officeooo:paragraph-rsid="001641f9"/>
    </style:style>
    <style:style style:name="P4" style:family="paragraph" style:parent-style-name="Standard">
      <style:text-properties officeooo:rsid="0016a2b4" officeooo:paragraph-rsid="0016a2b4"/>
    </style:style>
    <style:style style:name="P5" style:family="paragraph" style:parent-style-name="Standard">
      <style:text-properties officeooo:rsid="0017f9f3" officeooo:paragraph-rsid="0017f9f3"/>
    </style:style>
    <style:style style:name="T1" style:family="text">
      <style:text-properties style:text-position="super 58%"/>
    </style:style>
    <style:style style:name="T2" style:family="text">
      <style:text-properties style:text-position="0% 100%"/>
    </style:style>
    <style:style style:name="T3" style:family="text">
      <style:text-properties officeooo:rsid="001641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chat bot :</text:p>
      <text:p text:style-name="P1">- récuper sa base de données. </text:p>
      <text:p text:style-name="P1">- je reçois la question et je vais décider si c’est une vraie question qui porte sur le sujet ou si c’est une question hors sujet : soit c’est une question ds le sujet et j’ai pas la réponse soit une vraie question hors sujet.</text:p>
      <text:p text:style-name="P1">- si c’est vraiment une question de mon domaine, je peux faire une 2<text:span text:style-name="T1">e</text:span> classification</text:p>
      <text:p text:style-name="P1"/>
      <text:p text:style-name="P1">Approche de notre choix :</text:p>
      <text:p text:style-name="P1">Classifieur à base de règle par exemple :</text:p>
      <text:p text:style-name="P1">- on peut écrire un classifieur basé sur des règles qui cherchent des mots clés si on peut que ça peut aller (comme elisa). On aura qlq mots clés qu’on aura associé à chaque question réponse → retourner les réponses associées à des mots clés</text:p>
      <text:p text:style-name="P1"/>
      <text:p text:style-name="P1">mais ce n’est pas la solution la + efficace</text:p>
      <text:p text:style-name="P1"/>
      <text:p text:style-name="P2">Utilisation de vecteurs de mots  : meilleurs résultats </text:p>
      <text:p text:style-name="P1">- vecteurs de mots → + de chance de retrouver que la question est similaire à la question type.</text:p>
      <text:p text:style-name="P1"/>
      <text:p text:style-name="P1">Si on décide que ce n’est pas une vraie question → déclencher le générateur de texte : on va l’apprendre sur des données françaises.</text:p>
      <text:p text:style-name="P1">Voir OPUS : plein de corpus multilingues → destinés à la traduction automatique mais il y a eu pleins d’autres utilisations.</text:p>
      <text:p text:style-name="P1">Dans chaque cellule il y a une paire de langue</text:p>
      <text:p text:style-name="P3"/>
      <text:p text:style-name="P3">Télécharger les données : contient 2 fichiers</text:p>
      <text:p text:style-name="P1">- <text:span text:style-name="T3">toutes les répliques en allemand et toutes les répliques en français : nous on sélectionnera que la partie en français</text:span></text:p>
      <text:p text:style-name="P1"/>
      <text:p text:style-name="P3">Modèle décodeur encodeur qui va encoder le texte de départ et va décoder à partir du modèle appris.</text:p>
      <text:p text:style-name="P3"/>
      <text:p text:style-name="P3">- Apprendre des classifieurs</text:p>
      <text:p text:style-name="P3">- un générateur de texte</text:p>
      <text:p text:style-name="P3">→ ce seront des objets pickle prêts à utiliser</text:p>
      <text:p text:style-name="P3">On va sauvegarder en pickle et faire des prédictions avec ces objets.</text:p>
      <text:p text:style-name="P3">On mettra en commun sur le workflow.</text:p>
      <text:p text:style-name="P3"/>
      <text:p text:style-name="P3">On va traiter le texte de la mm manière qu’on a traiter nos données.</text:p>
      <text:p text:style-name="P3">On appelle le classifieur </text:p>
      <text:p text:style-name="P3">On fait une prédiction avec sur le texte de la question</text:p>
      <text:p text:style-name="P3"/>
      <text:p text:style-name="P3">Pour le générateur de texte, on traite d’une autre manière : au moins 2 pré-traitements à faire.</text:p>
      <text:p text:style-name="P3"/>
      <text:p text:style-name="P3">Partie évaluation :</text:p>
      <text:p text:style-name="P3">- d’abord sur le module qui constitue notre petit texte.</text:p>
      <text:p text:style-name="P3">- on vérifie sur le jeu de test si on prédit la bonne réponse.</text:p>
      <text:p text:style-name="P3">- on fait une évaluation quantitative.</text:p>
      <text:p text:style-name="P3">Pq c’est une erreur ? Pq <text:s/>il n’a pas trouvé la réponse? Quel type d’erreur ?</text:p>
      <text:p text:style-name="P3"/>
      <text:p text:style-name="P3"/>
      <text:p text:style-name="P3"/>
      <text:p text:style-name="P4">Mettre les données, les fichiers pickles sur le github </text:p>
      <text:p text:style-name="P4"><text:soft-page-break/>Indiquer le lien + si on met sur fb pareil on met le lien.</text:p>
      <text:p text:style-name="P4">SI on veut que notre chatbot soit dispo tout le temps, il faut aller sur un serveur qui reste allumé (sinon notre chatbot meurt). Trouver des serveurs gratuits et puissants. On lance l’appli sur le serveur et il restera allumé tout le temps. Ne pas oublier de mettre les données également sur le serveur.</text:p>
      <text:p text:style-name="P4"/>
      <text:p text:style-name="P4">Donner la démarche :</text:p>
      <text:p text:style-name="P4">pourquoi j’ai fait ça ? J’ai vu que quand j’ai utilisé tel classifieur c’était pas bon parce que …</text:p>
      <text:p text:style-name="P4"/>
      <text:p text:style-name="P4">Notre ressenti personnel :</text:p>
      <text:p text:style-name="P4">points forts, poits faibles, limites, bon, nul</text:p>
      <text:p text:style-name="P4"/>
      <text:p text:style-name="P4">Nous avons le droit d’utiliser tout ce que l’on veut, tous les packages…</text:p>
      <text:p text:style-name="P4">Pour l’évaluation : le chatbot ne doit pas s’arrêter, il ne doit pas y avoir d’erreur. SUPER IMPORTANT : il doit répondre qlq choses.</text:p>
      <text:p text:style-name="P4">On veut qu’il soit aceptable, que globalement il doit répondre par des vraies réponses et qu’il ne réponde pas n’importe quoi.</text:p>
      <text:p text:style-name="P4">Le code : essayer d’utiliser des classes et non des fonctions. C’est + propre + modulaire</text:p>
      <text:p text:style-name="P4">regarder dans nltk le module chatbot comme c concu au niveau des classes des fonctions comment tout cela s’enchaîne.</text:p>
      <text:p text:style-name="P4"/>
      <text:p text:style-name="P5">ne pas tout mettre dans un fichier python fourre tout.</text:p>
      <text:p text:style-name="P5">on met dans un fichier <text:s/>python que l’on nomme utile qu’on doit importer dans notre fichier principal.</text:p>
      <text:p text:style-name="P5"/>
      <text:p text:style-name="P5">Quand on trouve quelque chose sur internet, ne pas oublier d’indiquer la source</text:p>
      <text:p text:style-name="P5"/>
      <text:p text:style-name="P5">Point bonus : si on ajoute d’autres idées qu’on a implémenté</text:p>
      <text:p text:style-name="P5"/>
      <text:p text:style-name="P5">(pas obligé d’utiliser fb messenger, on peut utiliser d’autres solution si on le souha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4:05:36.818000000</meta:creation-date>
    <dc:date>2019-11-27T14:38:21.651000000</dc:date>
    <meta:editing-duration>PT12M3S</meta:editing-duration>
    <meta:editing-cycles>2</meta:editing-cycles>
    <meta:generator>LibreOffice/5.1.5.2$Windows_x86 LibreOffice_project/7a864d8825610a8c07cfc3bc01dd4fce6a9447e5</meta:generator>
    <meta:document-statistic meta:table-count="0" meta:image-count="0" meta:object-count="0" meta:page-count="2" meta:paragraph-count="47" meta:word-count="666" meta:character-count="3649" meta:non-whitespace-character-count="3023"/>
  </office:meta>
</office:document-meta>
</file>